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  <style:style style:name="ctrl1" style:family="paragraph" style:data-style-name="C10107"/>
  </office:automatic-styles>
  <office:body>
    <office:text>
      <office:forms form:automatic-focus="false" form:apply-design-mode="false">
        <form:form form:name="MainForm" form:command="Alumnos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DNI" form:control-implementation="ooo:TextField" form:label="DNI">
              <form:text xml:id="control2" form:id="control2" form:data-field="DNI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176"/>
                </form:properties>
              </form:text>
            </form:column>
            <form:column form:name="Nombre" form:control-implementation="ooo:TextField" form:label="Nombre">
              <form:text xml:id="control3" form:id="control3" form:data-field="Nombre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Apellidos" form:control-implementation="ooo:TextField" form:label="Apellidos">
              <form:text xml:id="control4" form:id="control4" form:data-field="Apellidos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Fecha de Nacimiento" form:control-implementation="ooo:DateField" form:label="Fecha de Nacimiento" form:text-style-name="ctrl1">
              <form:date xml:id="control5" form:id="control5" form:current-value="1998-06-09" form:min-value="1800-01-01" form:data-field="Fecha de Nacimiento" form:input-required="fals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Date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Width" office:value-type="float" office:value="0"/>
                </form:properties>
              </form:date>
            </form:column>
            <form:column form:name="Dirección" form:control-implementation="ooo:TextField" form:label="Dirección">
              <form:text xml:id="control6" form:id="control6" form:data-field="Dirección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Localidad" form:control-implementation="ooo:TextField" form:label="Localidad">
              <form:text xml:id="control7" form:id="control7" form:data-field="Localidad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Teléfono de contacto" form:control-implementation="ooo:TextField" form:label="Teléfono de contacto">
              <form:text xml:id="control8" form:id="control8" form:data-field="Teléfono de contact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Dirección del correo electrónico" form:control-implementation="ooo:TextField" form:label="Dirección del correo electrónico">
              <form:text xml:id="control9" form:id="control9" form:data-field="Dirección del correo electrónico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Nivel de estudios" form:control-implementation="ooo:TextField" form:label="Nivel de estudios">
              <form:text xml:id="control10" form:id="control10" form:data-field="Nivel de estudios" form:input-required="fals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Desempleo" form:control-implementation="ooo:CheckBox" form:label="Desempleo">
              <form:checkbox xml:id="control11" form:id="control11" form:data-field="Desempleo" form:input-required="false" form:current-state="checked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CheckBox"/>
                  <form:property form:property-name="ObjIDinMSO" office:value-type="float" office:value="65535"/>
                  <form:property form:property-name="SecondaryRefValue" office:value-type="string" office:string-value=""/>
                  <form:property form:property-name="Width" office:value-type="float" office:value="0"/>
                </form:properties>
              </form:checkbox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Forma1" draw:style-name="gr1" draw:text-style-name="P1" svg:width="21.76cm" svg:height="11.651cm" svg:x="1cm" svg:y="1cm" draw:control="control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99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c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99cccc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